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1df2d" officeooo:paragraph-rsid="0001df2d"/>
    </style:style>
    <style:style style:name="P2" style:family="paragraph" style:parent-style-name="Standard">
      <style:text-properties style:text-underline-style="solid" style:text-underline-width="auto" style:text-underline-color="font-color" officeooo:rsid="0001df2d" officeooo:paragraph-rsid="0001df2d"/>
    </style:style>
    <style:style style:name="P3" style:family="paragraph" style:parent-style-name="Standard">
      <style:text-properties style:text-underline-style="solid" style:text-underline-width="auto" style:text-underline-color="font-color" fo:font-weight="bold" officeooo:rsid="0001df2d" officeooo:paragraph-rsid="0001df2d" style:font-weight-asian="bold" style:font-weight-complex="bold"/>
    </style:style>
    <style:style style:name="P4" style:family="paragraph" style:parent-style-name="Standard">
      <style:text-properties fo:font-size="18pt" fo:font-weight="bold" officeooo:rsid="0001df2d" officeooo:paragraph-rsid="0001df2d"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1df2d" officeooo:paragraph-rsid="0001df2d" style:font-size-asian="18pt" style:font-weight-asian="bold" style:font-size-complex="18pt" style:font-weight-complex="bold"/>
    </style:style>
    <style:style style:name="P6" style:family="paragraph" style:parent-style-name="Standard">
      <style:text-properties fo:font-size="18pt" style:text-underline-style="none" fo:font-weight="bold" officeooo:rsid="0001df2d" officeooo:paragraph-rsid="0001df2d" style:font-size-asian="15.75pt" style:font-weight-asian="bold" style:font-size-complex="18pt" style:font-weight-complex="bold"/>
    </style:style>
    <style:style style:name="P7" style:family="paragraph" style:parent-style-name="Standard">
      <style:text-properties fo:font-size="12pt" style:text-underline-style="none" fo:font-weight="normal" officeooo:rsid="0001df2d" officeooo:paragraph-rsid="0001df2d" style:font-size-asian="10.5pt" style:font-weight-asian="normal" style:font-size-complex="12pt" style:font-weight-complex="normal"/>
    </style:style>
    <style:style style:name="P8" style:family="paragraph" style:parent-style-name="Standard">
      <style:text-properties officeooo:paragraph-rsid="0001df2d"/>
    </style:style>
    <style:style style:name="P9" style:family="paragraph" style:parent-style-name="Standard">
      <style:paragraph-properties fo:text-align="center" style:justify-single-word="false"/>
      <style:text-properties officeooo:paragraph-rsid="0001df2d"/>
    </style:style>
    <style:style style:name="P10" style:family="paragraph" style:parent-style-name="Standard">
      <style:paragraph-properties fo:text-align="center" style:justify-single-word="false"/>
      <style:text-properties fo:color="#000000" officeooo:paragraph-rsid="0001df2d"/>
    </style:style>
    <style:style style:name="P11" style:family="paragraph" style:parent-style-name="Standard">
      <style:paragraph-properties fo:margin-top="0.494cm" fo:margin-bottom="0.494cm" style:contextual-spacing="false" fo:line-height="100%"/>
      <style:text-properties fo:font-size="12pt" style:text-underline-style="none" fo:font-weight="normal" officeooo:rsid="0001df2d" officeooo:paragraph-rsid="0001df2d" style:font-size-asian="10.5pt" style:font-weight-asian="normal" style:font-size-complex="12pt" style:font-weight-complex="normal"/>
    </style:style>
    <style:style style:name="P12" style:family="paragraph" style:parent-style-name="Standard">
      <style:paragraph-properties fo:margin-top="0.494cm" fo:margin-bottom="0.494cm" style:contextual-spacing="false" fo:line-height="100%"/>
      <style:text-properties officeooo:paragraph-rsid="0001df2d"/>
    </style:style>
    <style:style style:name="P13" style:family="paragraph" style:parent-style-name="Standard">
      <style:paragraph-properties fo:margin-top="0cm" fo:margin-bottom="0cm" style:contextual-spacing="false" fo:line-height="100%" fo:text-align="center" style:justify-single-word="false"/>
      <style:text-properties officeooo:paragraph-rsid="0001df2d"/>
    </style:style>
    <style:style style:name="P14" style:family="paragraph" style:parent-style-name="List_20_Paragraph" style:list-style-name="WWNum1">
      <style:paragraph-properties fo:margin-top="0.494cm" fo:margin-bottom="0.494cm" style:contextual-spacing="true" fo:line-height="100%"/>
      <style:text-properties officeooo:paragraph-rsid="0001df2d"/>
    </style:style>
    <style:style style:name="T1" style:family="text">
      <style:text-properties officeooo:rsid="0001df2d"/>
    </style:style>
    <style:style style:name="T2" style:family="text">
      <style:text-properties style:text-underline-style="none"/>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text-properties fo:color="#000000"/>
    </style:style>
    <style:style style:name="T6" style:family="text">
      <style:text-properties fo:color="#000000" style:font-name="Times New Roman" style:font-name-asian="Times New Roman1" style:font-name-complex="Times New Roman1"/>
    </style:style>
    <style:style style:name="T7" style:family="text">
      <style:text-properties fo:color="#000000" style:font-name="Symbol"/>
    </style:style>
    <style:style style:name="T8" style:family="text">
      <style:text-properties fo:color="#000000" style:font-name="Symbol" style:font-name-asian="Times New Roman1" style:font-name-complex="Times New Roman1"/>
    </style:style>
    <style:style style:name="T9" style:family="text">
      <style:text-properties fo:color="#000000" style:text-position="sub 58%"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ode is an implementation of ID3 algorithm and generates a decision tree on the training data that has been given. It classifies the testing data and also generates the rules.</text:p>
      <text:p text:style-name="P1"/>
      <text:p text:style-name="P4">CONTENTS OF FOLDER</text:p>
      <text:p text:style-name="P4"/>
      <text:p text:style-name="P2">id3.cpp: <text:span text:style-name="T2">The C++ Program that needs to be run. Please use a C++ 14 and above compiler for the same. </text:span></text:p>
      <text:p text:style-name="P3"><text:span text:style-name="T2">Instructions to run:</text:span></text:p>
      <text:p text:style-name="P2"><text:span text:style-name="T2">1) g++ id3.cpp</text:span></text:p>
      <text:p text:style-name="P2"><text:span text:style-name="T2">2) ./a.out</text:span></text:p>
      <text:p text:style-name="P2"/>
      <text:p text:style-name="P2">trainingdata.txt:<text:span text:style-name="T2"> The training data set of 124 rows that was provided.</text:span></text:p>
      <text:p text:style-name="P2"><text:span text:style-name="T2"/></text:p>
      <text:p text:style-name="P2">testingdata.txt:<text:span text:style-name="T2"> The testing data set of 432 rows that was provided.</text:span></text:p>
      <text:p text:style-name="P2"/>
      <text:p text:style-name="P2">accuracy.txt:<text:span text:style-name="T2"> The accuracy of the classification.</text:span></text:p>
      <text:p text:style-name="P2"/>
      <text:p text:style-name="P2">outputrules.txt:<text:span text:style-name="T2">The rules that are generated from the decision tree.</text:span></text:p>
      <text:p text:style-name="P2"/>
      <text:p text:style-name="P2"><text:span text:style-name="T2"/></text:p>
      <text:p text:style-name="P5">FUNCTIONS USED IN THE CODE:</text:p>
      <text:p text:style-name="P7"/>
      <text:p text:style-name="P8"><text:span text:style-name="T4">newDataSet</text:span>: Function used to create a new dataset after every node for subsequent use. It takes current dataset, required attribute and attribute value as inputs.</text:p>
      <text:p text:style-name="P8"><text:tab/></text:p>
      <text:p text:style-name="P8"><text:span text:style-name="T4">calcEntropy</text:span>: Function to calculate entropy based on given dataset.</text:p>
      <text:p text:style-name="P8"><text:tab/></text:p>
      <text:p text:style-name="P8"><text:span text:style-name="T4">calcGain</text:span>: It calculates the gain of the given dataset on the passed attribute.</text:p>
      <text:p text:style-name="P8"><text:tab/></text:p>
      <text:p text:style-name="P8"><text:span text:style-name="T4">maxGain</text:span>: It calls calcGain for all attribute values and returns maximum of them. The same function returns different numbers if the node is a leaf node – YES, NO or NULL</text:p>
      <text:p text:style-name="P8"><text:tab/></text:p>
      <text:p text:style-name="P8"><text:span text:style-name="T4">id3</text:span>: It is the function that generates the tree. It calls maxGain to decide the attribute to take up crrent node and recursively calls itself till the time all the leaves are obtained.</text:p>
      <text:p text:style-name="P7"><text:tab/></text:p>
      <text:p text:style-name="P7"><text:span text:style-name="T4">calculate_accuracy</text:span>: This is the function that tests the test data. This function keeps a count of positive results obtained and hence returns the accuracy tested against the given results.</text:p>
      <text:p text:style-name="P7"/>
      <text:p text:style-name="P6">EXPLANATION OF ALGORITHM.</text:p>
      <text:p text:style-name="P7"/>
      <text:p text:style-name="P8"><text:span text:style-name="T5">ID3 decides which attribute is the best for the current node by making use of a statistical property, called information gain. Gain is a measure of how well a given attribute can separate the training examples into the respective targeted classes. The one with the highest gain is selected as higher the gain, shorter the tree will be. In order to define gain, we first define Entropy. Entropy is a measure of the amount of information available in an attribute.</text:span></text:p>
      <text:p text:style-name="P8"><text:span text:style-name="T5"/></text:p>
      <text:p text:style-name="P9"><text:span text:style-name="T5">Entropy(S) =</text:span><text:span text:style-name="apple-converted-space"><text:span text:style-name="T5"> </text:span></text:span><text:span text:style-name="T7"></text:span><text:span text:style-name="apple-converted-space"><text:span text:style-name="T5"> (</text:span></text:span><text:span text:style-name="T5">-p(i) log2 p(i))</text:span></text:p>
      <text:p text:style-name="P9"><text:span text:style-name="T5">Where p(I) is the proportion of S belonging to class I.</text:span><text:span text:style-name="apple-converted-space"><text:span text:style-name="T5"> </text:span></text:span><text:span text:style-name="T7"></text:span><text:span text:style-name="apple-converted-space"><text:span text:style-name="T5"> </text:span></text:span><text:span text:style-name="T5">is over c. Log2 is log base 2.</text:span></text:p>
      <text:p text:style-name="P10"/>
      <text:p text:style-name="P12"><text:soft-page-break/><text:span text:style-name="T6">Gain(S, A) is information gain of example set S on attribute A is defined as</text:span></text:p>
      <text:p text:style-name="P13"><text:span text:style-name="T6">Gain(S, A) = Entropy(S) - </text:span><text:span text:style-name="T8"></text:span><text:span text:style-name="T6"> ((|S</text:span><text:span text:style-name="T9">v</text:span><text:span text:style-name="T6">| / |S|) * Entropy(S</text:span><text:span text:style-name="T9">v</text:span><text:span text:style-name="T6">))</text:span></text:p>
      <text:p text:style-name="P12"><text:span text:style-name="T6">Where:</text:span></text:p>
      <text:p text:style-name="P12"><text:span text:style-name="T8"></text:span><text:span text:style-name="T6"> is each value v of all possible values of attribute A</text:span></text:p>
      <text:p text:style-name="P12"><text:span text:style-name="T6">S</text:span><text:span text:style-name="T9">v</text:span><text:span text:style-name="T6"> = subset of S for which attribute A has value v</text:span></text:p>
      <text:p text:style-name="P12"><text:span text:style-name="T6">|S</text:span><text:span text:style-name="T9">v</text:span><text:span text:style-name="T6">| = number of elements in S</text:span><text:span text:style-name="T9">v</text:span></text:p>
      <text:p text:style-name="P12"><text:span text:style-name="T6">|S| = number of elements in S</text:span></text:p>
      <text:p text:style-name="P12"><text:span text:style-name="T6">The decision tree is created as follows:</text:span></text:p>
      <text:list xml:id="list2894253496435573281" text:style-name="WWNum1">
        <text:list-item>
          <text:p text:style-name="P14"><text:span text:style-name="T6">The attribute with highest gain is selected for first node.</text:span></text:p>
        </text:list-item>
        <text:list-item>
          <text:p text:style-name="P14"><text:span text:style-name="T6">The values of the attribute branch out as different children.</text:span></text:p>
        </text:list-item>
        <text:list-item>
          <text:p text:style-name="P14"><text:span text:style-name="T6">Each child’s dataset is based on the value of parent attribute value (Here made by newDataSet)</text:span></text:p>
        </text:list-item>
        <text:list-item>
          <text:p text:style-name="P14"><text:span text:style-name="T6">The leaves are the decision or classes in which the same is to be classified.</text:span></text:p>
        </text:list-item>
      </text:list>
      <text:p text:style-name="P11"><text:span text:style-name="T6">Therefore a tree is created and based on the decision tree, the testing data results are obtained and thus accuracy is calculated.</text:span></text:p>
      <text:p text:style-name="P11">Further Documentation can be found in place in the code.</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5:41:00.990976378</meta:creation-date>
    <dc:date>2016-02-14T15:51:14.755024868</dc:date>
    <meta:editing-duration>P0D</meta:editing-duration>
    <meta:editing-cycles>1</meta:editing-cycles>
    <meta:document-statistic meta:table-count="0" meta:image-count="0" meta:object-count="0" meta:page-count="2" meta:paragraph-count="40" meta:word-count="514" meta:character-count="2913" meta:non-whitespace-character-count="2434"/>
    <meta:generator>LibreOffice/4.2.8.2$Linux_X86_64 LibreOffice_project/420m0$Build-2</meta:generator>
  </office:meta>
</office:document-meta>
</file>